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4.29pt" svg:height="351.61pt" svg:x="15.62pt" svg:y="134.02pt">
            <loext:p draw:notify-on-update-of-ranges="Sheet1.A1:Sheet1.A8 Sheet1.B1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36" calcext:value-type="float">
            <text:p>0.00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872" calcext:value-type="float">
            <text:p>0.01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743" calcext:value-type="float">
            <text:p>0.037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358" calcext:value-type="float">
            <text:p>0.09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717" calcext:value-type="float">
            <text:p>0.187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7433" calcext:value-type="float">
            <text:p>0.374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615" calcext:value-type="float">
            <text:p>0.56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3583" calcext:value-type="float">
            <text:p>0.93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5:02:08.079162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11:02.652678161</meta:creation-date>
    <dc:date>2016-12-07T15:03:11.002747126</dc:date>
    <meta:editing-duration>PT1M6S</meta:editing-duration>
    <meta:editing-cycles>2</meta:editing-cycles>
    <meta:generator>LibreOffice/5.1.4.2$Linux_X86_64 LibreOffice_project/1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08cm" svg:height="12.405cm" xlink:href=".." xlink:type="simple" chart:class="chart:scatter" chart:style-name="ch1">
        <chart:plot-area chart:style-name="ch2" table:cell-range-address="Sheet1.A1:Sheet1.B8" svg:x="0.398cm" svg:y="0.248cm" svg:width="19.112cm" svg:height="11.909cm">
          <chartooo:coordinate-region svg:x="1.31cm" svg:y="0.369cm" svg:width="18.2cm" svg:height="10.7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8</svg:desc>
                </draw:g>
              </table:table-cell>
              <table:table-cell office:value-type="float" office:value="0.00936">
                <text:p>0.00936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872">
                <text:p>0.0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3743">
                <text:p>0.03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9358">
                <text:p>0.09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18717">
                <text:p>0.18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37433">
                <text:p>0.37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615">
                <text:p>0.5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93583">
                <text:p>0.93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